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14087cc4-e094-46f4-9c7b-8300697b5dad.png" manifest:media-type="image/jpeg"/>
  <manifest:file-entry manifest:full-path="Pictures/d81ac702-1864-4ee3-b1bb-2022d7fa0cd1.png" manifest:media-type="image/jpeg"/>
  <manifest:file-entry manifest:full-path="Pictures/92768783-469b-4e9a-92e1-f3925be33e51.png" manifest:media-type="image/jpeg"/>
  <manifest:file-entry manifest:full-path="Pictures/7998a65c-090a-43e5-95cc-1cebc6d34a25.png" manifest:media-type="image/jpeg"/>
  <manifest:file-entry manifest:full-path="Pictures/489bcfb6-01cf-4feb-8adc-29eaa3ae8e78.png" manifest:media-type="image/jpeg"/>
  <manifest:file-entry manifest:full-path="Pictures/dff7f37a-af52-4e01-bacc-2f1eb931bc40.png" manifest:media-type="image/jpeg"/>
  <manifest:file-entry manifest:full-path="Pictures/0a4d460b-7d2b-4906-8f41-f44734d01a17.png" manifest:media-type="image/jpeg"/>
  <manifest:file-entry manifest:full-path="Pictures/e713cfb4-0dfc-478e-bcc0-a40e6b3c9e1a.png" manifest:media-type="image/jpeg"/>
  <manifest:file-entry manifest:full-path="Pictures/b833df1f-67a6-494b-bb59-15531f521a52.png" manifest:media-type="image/jpeg"/>
  <manifest:file-entry manifest:full-path="Pictures/38861ff6-0418-48c4-ab64-202cc5590b5c.png" manifest:media-type="image/jpeg"/>
  <manifest:file-entry manifest:full-path="Pictures/79398abd-40e1-40a3-8c79-92a5091b0ce5.png" manifest:media-type="image/jpeg"/>
  <manifest:file-entry manifest:full-path="Pictures/98e9e3f0-147a-4077-8415-50baa8f9a2a9.png" manifest:media-type="image/jpeg"/>
  <manifest:file-entry manifest:full-path="Pictures/ae521533-cb20-4224-ad13-821b2f699a14.png" manifest:media-type="image/jpeg"/>
  <manifest:file-entry manifest:full-path="Pictures/1b0b61be-1e59-47e4-b3f6-a5aca4b0138d.png" manifest:media-type="image/jpeg"/>
  <manifest:file-entry manifest:full-path="Pictures/caf77a2d-8668-416d-9c95-8a715c540b72.png" manifest:media-type="image/jpeg"/>
  <manifest:file-entry manifest:full-path="Pictures/052de0fd-f911-46f7-b024-3f983c7b7c81.png" manifest:media-type="image/jpeg"/>
  <manifest:file-entry manifest:full-path="Pictures/b7e69d41-58df-4710-8250-3461a970ee0b.png" manifest:media-type="image/jpeg"/>
  <manifest:file-entry manifest:full-path="Pictures/949399db-06b1-4549-8d02-faa700ce4981.png" manifest:media-type="image/jpeg"/>
  <manifest:file-entry manifest:full-path="Pictures/3768e50a-623c-430d-840e-59c48c8f40b0.png" manifest:media-type="image/jpeg"/>
  <manifest:file-entry manifest:full-path="Pictures/a7d5df9a-96c7-4411-acec-8e5ac6c67e2b.png" manifest:media-type="image/jpeg"/>
  <manifest:file-entry manifest:full-path="Pictures/3d7f1603-b2fe-4d5b-a4c3-618252db5fd9.png" manifest:media-type="image/jpeg"/>
  <manifest:file-entry manifest:full-path="Pictures/714638e5-f56b-430a-998c-ed3f618f513d.png" manifest:media-type="image/jpeg"/>
  <manifest:file-entry manifest:full-path="Pictures/8fd90035-8052-4958-b4bb-883a72c8f8fa.png" manifest:media-type="image/jpeg"/>
  <manifest:file-entry manifest:full-path="Pictures/fd1a0e6f-df5f-4dd5-a532-c417dd49a155.png" manifest:media-type="image/jpeg"/>
  <manifest:file-entry manifest:full-path="Pictures/1b649c90-4737-4b61-90f6-17316742ead0.png" manifest:media-type="image/jpeg"/>
  <manifest:file-entry manifest:full-path="Pictures/75c6795c-4afb-421b-8ab6-bf4458196dbb.png" manifest:media-type="image/jpeg"/>
  <manifest:file-entry manifest:full-path="Pictures/f9cf1d0f-6999-471a-88cc-0f13afc03d78.png" manifest:media-type="image/jpeg"/>
  <manifest:file-entry manifest:full-path="Pictures/6c192a93-e309-4026-a853-6d0b71763307.png" manifest:media-type="image/jpeg"/>
  <manifest:file-entry manifest:full-path="Pictures/0a45f331-cbd8-4b23-b55a-f38f1c68e93b.png" manifest:media-type="image/jpeg"/>
  <manifest:file-entry manifest:full-path="Pictures/93add3cc-81aa-4236-8b5b-bbe6aebc628b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DVWA@FeiFei</text:span>
            </text:h>
      <text:h text:style-name="Heading2" text:outline-level="2">
                <text:span>Brute Force、Command Injection</text:span>
            </text:h>
      <text:h text:style-name="Heading2" text:outline-level="2">
                <text:span>Damn Vulnerable Web Application</text:span>
            </text:h>
      <text:h text:style-name="Heading3" text:outline-level="3">
                <text:span>安裝DVWA in docker</text:span>
            </text:h>
      <text:p text:style-name="Normal"/>
      <text:p text:style-name="Normal">
                <text:span>sudo docker run -d -it -p 80:80 vulnerables/web-dvwa</text:span>
            </text:p>
      <text:h text:style-name="Heading3" text:outline-level="3">
                <text:span>安裝Brute suite</text:span>
            </text:h>
      <text:list>
        <text:list-item>
          <text:p text:style-name="Normal">
                        <text:a xlink:type="simple" xlink:href="https://portswigger.net/burp/communitydownload">
                            <text:span>下載</text:span>
                        </text:a>
                    </text:p>
        </text:list-item>
        <text:list-item>
          <text:p text:style-name="Normal">
                        <text:span>chmod +x 下載下來的.sh</text:span>
                    </text:p>
        </text:list-item>
        <text:list-item>
          <text:p text:style-name="Normal">
                        <text:span>./下載下來的.sh</text:span>
                    </text:p>
        </text:list-item>
      </text:list>
      <text:h text:style-name="Heading2" text:outline-level="2">
                <text:span>Webapp</text:span>
            </text:h>
      <text:list>
        <text:list-item>
          <text:p text:style-name="Normal">
                        <text:span>網路版的應用程式</text:span>
                    </text:p>
        </text:list-item>
        <text:list-item>
          <text:p text:style-name="Normal">
                        <text:span>透過連結Web Server(伺服器)</text:span>
                    </text:p>
        </text:list-item>
        <text:list-item>
          <text:p text:style-name="Normal">
                        <text:span>讓我們能在</text:span>
                        <text:span>瀏覽器</text:span>
                        <text:span>下執行該應用程式</text:span>
                    </text:p>
        </text:list-item>
        <text:list-item>
          <text:p text:style-name="Normal">
                        <text:span>舉例：Web Mail、網路銀行、線上購物</text:span>
                    </text:p>
        </text:list-item>
      </text:list>
      <text:list>
        <text:list-item>
          <text:p text:style-name="Normal">
                        <text:span>想練習實戰
</text:span>
                    </text:p>
          <text:list>
            <text:list-item>
              <text:p text:style-name="Normal">
                                <text:span>但是怕被警察叔叔抓走</text:span>
                            </text:p>
            </text:list-item>
          </text:list>
        </text:list-item>
        <text:list-item>
          <text:p text:style-name="Normal">
                        <text:span>沒關係
</text:span>
                    </text:p>
          <text:list>
            <text:list-item>
              <text:p text:style-name="Normal">
                                <text:span>我們有DVWA</text:span>
                            </text:p>
            </text:list-item>
          </text:list>
        </text:list-item>
      </text:list>
      <text:p text:style-name="Normal">
                <text:span>DVWA本人</text:span>
            </text:p>
      <text:p text:style-name="Normal">
                <draw:frame text:anchor-type="paragraph" draw:z-index="0" draw:name="Image35" svg:width="16.67cm" svg:height="11.67cm">
                    <draw:image xlink:type="simple" xlink:show="embed" xlink:actuate="onLoad" xlink:href="Pictures/14087cc4-e094-46f4-9c7b-8300697b5dad.png"/>
                </draw:frame>
            </text:p>
      <text:list>
        <text:list-item>
          <text:p text:style-name="Normal">
                        <text:span>預設帳號密碼</text:span>
                    </text:p>
        </text:list-item>
      </text:list>
      <text:p text:style-name="Normal">
                <text:span>
admin/password</text:span>
            </text:p>
      <text:list>
        <text:list-item>
          <text:p text:style-name="Normal">
                        <text:span>點選 Setup / Reset DB</text:span>
                    </text:p>
        </text:list-item>
        <text:list-item>
          <text:p text:style-name="Normal">
                        <text:span>可知道
</text:span>
                    </text:p>
          <text:list>
            <text:list-item>
              <text:p text:style-name="Normal">
                                <text:span>作業系統(OS)使用Unix</text:span>
                            </text:p>
            </text:list-item>
            <text:list-item>
              <text:p text:style-name="Normal">
                                <text:span>資料庫使用MySQL</text:span>
                            </text:p>
            </text:list-item>
            <text:list-item>
              <text:p text:style-name="Normal">
                                <text:span>PHP版本為7.0.3</text:span>
                            </text:p>
            </text:list-item>
            <text:list-item>
              <text:p text:style-name="Normal">
                                <text:span>其他PHP設定</text:span>
                            </text:p>
            </text:list-item>
          </text:list>
        </text:list-item>
      </text:list>
      <text:p text:style-name="Normal">
                <draw:frame text:anchor-type="paragraph" draw:z-index="0" draw:name="Image45" svg:width="16.67cm" svg:height="11.41cm">
                    <draw:image xlink:type="simple" xlink:show="embed" xlink:actuate="onLoad" xlink:href="Pictures/d81ac702-1864-4ee3-b1bb-2022d7fa0cd1.png"/>
                </draw:frame>
            </text:p>
      <text:p text:style-name="Normal">
                <text:span>自己玩壞了，請點 </text:span>
            </text:p>
      <text:p text:style-name="Normal">
                <text:span>Create / Reset Database</text:span>
            </text:p>
      <text:p text:style-name="Normal">
                <draw:frame text:anchor-type="paragraph" draw:z-index="0" draw:name="Image87" svg:width="16.67cm" svg:height="6.23cm">
                    <draw:image xlink:type="simple" xlink:show="embed" xlink:actuate="onLoad" xlink:href="Pictures/92768783-469b-4e9a-92e1-f3925be33e51.png"/>
                </draw:frame>
            </text:p>
      <text:h text:style-name="Heading3" text:outline-level="3">
                <text:span>DVWA平台提供安全性修改</text:span>
            </text:h>
      <text:list>
        <text:list-item>
          <text:p text:style-name="Normal">
                        <text:span>Low
</text:span>
                    </text:p>
          <text:list>
            <text:list-item>
              <text:p text:style-name="Normal">
                                <text:span>完全沒有安全措施</text:span>
                            </text:p>
            </text:list-item>
          </text:list>
        </text:list-item>
        <text:list-item>
          <text:p text:style-name="Normal">
                        <text:span>Medium
</text:span>
                    </text:p>
          <text:list>
            <text:list-item>
              <text:p text:style-name="Normal">
                                <text:span>有保護，但沒有保護到</text:span>
                            </text:p>
            </text:list-item>
          </text:list>
        </text:list-item>
        <text:list-item>
          <text:p text:style-name="Normal">
                        <text:span>High
</text:span>
                    </text:p>
          <text:list>
            <text:list-item>
              <text:p text:style-name="Normal">
                                <text:span>有保護，但仍可透過其他方式繞過保護</text:span>
                            </text:p>
            </text:list-item>
            <text:list-item>
              <text:p text:style-name="Normal">
                                <text:span>CTF比賽多為這種等級</text:span>
                            </text:p>
            </text:list-item>
          </text:list>
        </text:list-item>
        <text:list-item>
          <text:p text:style-name="Normal">
                        <text:span>Impossible
</text:span>
                    </text:p>
          <text:list>
            <text:list-item>
              <text:p text:style-name="Normal">
                                <text:span>安全的，</text:span>
                                <text:span>當然請記得世界上沒有絕對的安全</text:span>
                            </text:p>
            </text:list-item>
            <text:list-item>
              <text:p text:style-name="Normal">
                                <text:span>提供原始碼可以參考(讓開發者了解如何撰寫)</text:span>
                            </text:p>
            </text:list-item>
          </text:list>
        </text:list-item>
      </text:list>
      <text:p text:style-name="Normal">
                <draw:frame text:anchor-type="paragraph" draw:z-index="0" draw:name="Image33" svg:width="16.67cm" svg:height="12.55cm">
                    <draw:image xlink:type="simple" xlink:show="embed" xlink:actuate="onLoad" xlink:href="Pictures/7998a65c-090a-43e5-95cc-1cebc6d34a25.png"/>
                </draw:frame>
            </text:p>
      <text:h text:style-name="Heading3" text:outline-level="3">
                <text:span>左邊區塊:可練習之弱點</text:span>
            </text:h>
      <text:list>
        <text:list-item>
          <text:p text:style-name="Normal">
                        <text:span>Brute Force（暴力（破解））</text:span>
                    </text:p>
        </text:list-item>
        <text:list-item>
          <text:p text:style-name="Normal">
                        <text:span>Command Injection（命令行注入）</text:span>
                    </text:p>
        </text:list-item>
        <text:list-item>
          <text:p text:style-name="Normal">
                        <text:span>CSRF（跨站請求偽造）</text:span>
                    </text:p>
        </text:list-item>
        <text:list-item>
          <text:p text:style-name="Normal">
                        <text:span>File Inclusion（文件包含）</text:span>
                    </text:p>
        </text:list-item>
        <text:list-item>
          <text:p text:style-name="Normal">
                        <text:span>File Upload（文件上傳）</text:span>
                    </text:p>
        </text:list-item>
        <text:list-item>
          <text:p text:style-name="Normal">
                        <text:span>Insecure CAPTCHA （不安全的驗證碼）</text:span>
                    </text:p>
        </text:list-item>
        <text:list-item>
          <text:p text:style-name="Normal">
                        <text:span>SQL Injection（SQL注入）</text:span>
                    </text:p>
        </text:list-item>
        <text:list-item>
          <text:p text:style-name="Normal">
                        <text:span>SQL Injection（Blind）（SQL盲注）</text:span>
                    </text:p>
        </text:list-item>
        <text:list-item>
          <text:p text:style-name="Normal">
                        <text:span>Weak Session IDs</text:span>
                    </text:p>
        </text:list-item>
        <text:list-item>
          <text:p text:style-name="Normal">
                        <text:span>XSS (DOM)</text:span>
                    </text:p>
        </text:list-item>
        <text:list-item>
          <text:p text:style-name="Normal">
                        <text:span>XSS（Reflected）（反射型跨站腳本）</text:span>
                    </text:p>
        </text:list-item>
        <text:list-item>
          <text:p text:style-name="Normal">
                        <text:span>XSS（Stored）（存儲型跨站腳本）</text:span>
                    </text:p>
        </text:list-item>
        <text:list-item>
          <text:p text:style-name="Normal">
                        <text:span>CSP Bypass</text:span>
                    </text:p>
        </text:list-item>
        <text:list-item>
          <text:p text:style-name="Normal">
                        <text:span>JavaScript</text:span>
                    </text:p>
        </text:list-item>
      </text:list>
      <text:h text:style-name="Heading3" text:outline-level="3">
                <text:span>起手式─弱密碼</text:span>
            </text:h>
      <text:list>
        <text:list-item>
          <text:p text:style-name="Normal">
                        <text:span>易於猜測的密碼</text:span>
                    </text:p>
        </text:list-item>
        <text:list-item>
          <text:p text:style-name="Normal">
                        <text:span>順序或重複的字串
</text:span>
                    </text:p>
          <text:list>
            <text:list-item>
              <text:p text:style-name="Normal">
                                <text:span>12345678</text:span>
                            </text:p>
            </text:list-item>
            <text:list-item>
              <text:p text:style-name="Normal">
                                <text:span>!QAZ@WSX</text:span>
                            </text:p>
            </text:list-item>
            <text:list-item>
              <text:p text:style-name="Normal">
                                <text:span>0000</text:span>
                            </text:p>
            </text:list-item>
          </text:list>
        </text:list-item>
        <text:list-item>
          <text:p text:style-name="Normal">
                        <text:span>生日(出生年月日)</text:span>
                    </text:p>
        </text:list-item>
        <text:list-item>
          <text:p text:style-name="Normal">
                        <text:span>電話</text:span>
                    </text:p>
        </text:list-item>
      </text:list>
      <text:h text:style-name="Heading4" text:outline-level="4">
                <text:span>常見弱密碼</text:span>
            </text:h>
      <text:list>
        <text:list-item>
          <text:p text:style-name="Normal">
                        <text:span>admin/password</text:span>
                    </text:p>
        </text:list-item>
        <text:list-item>
          <text:p text:style-name="Normal">
                        <text:span>root/root</text:span>
                    </text:p>
        </text:list-item>
        <text:list-item>
          <text:p text:style-name="Normal">
                        <text:span>1qaz2wsx/qwertyuiop</text:span>
                    </text:p>
        </text:list-item>
        <text:list-item>
          <text:p text:style-name="Normal">
                        <text:span>123456/monkey</text:span>
                    </text:p>
        </text:list-item>
      </text:list>
      <text:h text:style-name="Heading4" text:outline-level="4">
                <text:span>強密碼</text:span>
            </text:h>
      <text:list>
        <text:list-item>
          <text:p text:style-name="Normal">
                        <text:span>長度長排列隨機</text:span>
                    </text:p>
        </text:list-item>
        <text:list-item>
          <text:p text:style-name="Normal">
                        <text:span>台灣人常用的密碼─使用注音
</text:span>
                    </text:p>
          <text:list>
            <text:list-item>
              <text:p text:style-name="Normal">
                                <text:span>gjcl42.gjiy4ru3cp3gj94</text:span>
                            </text:p>
            </text:list-item>
          </text:list>
        </text:list-item>
        <text:list-item>
          <text:p text:style-name="Normal">
                        <text:span>隨機字串</text:span>
                    </text:p>
        </text:list-item>
        <text:list-item>
          <text:p text:style-name="Normal">
                        <text:span>特殊符號</text:span>
                    </text:p>
        </text:list-item>
      </text:list>
      <text:h text:style-name="Heading3" text:outline-level="3">
                <text:span>Brute Force（暴力破解)</text:span>
            </text:h>
      <text:list>
        <text:list-item>
          <text:p text:style-name="Normal">
                        <text:span>密碼破解攻擊</text:span>
                    </text:p>
        </text:list-item>
        <text:list-item>
          <text:p text:style-name="Normal">
                        <text:span>不停嘗試</text:span>
                    </text:p>
        </text:list-item>
      </text:list>
      <text:h text:style-name="Heading4" text:outline-level="4">
                <text:span>攻擊手法</text:span>
            </text:h>
      <text:list>
        <text:list-item>
          <text:p text:style-name="Normal">
                        <text:span>使用字典檔
</text:span>
                    </text:p>
          <text:list>
            <text:list-item>
              <text:p text:style-name="Normal">
                                <text:span>包好的密碼字典</text:span>
                            </text:p>
            </text:list-item>
          </text:list>
        </text:list-item>
        <text:list-item>
          <text:p text:style-name="Normal">
                        <text:span>使用暴力破解軟體</text:span>
                    </text:p>
        </text:list-item>
      </text:list>
      <text:h text:style-name="Heading4" text:outline-level="4">
                <text:span>burpsuite</text:span>
            </text:h>
      <text:list>
        <text:list-item>
          <text:p text:style-name="Normal">
                        <text:span>暴力破解工具</text:span>
                    </text:p>
        </text:list-item>
        <text:list-item>
          <text:p text:style-name="Normal">
                        <text:a xlink:type="simple" xlink:href="https://t0data.gitbooks.io/burpsuite/content/">
                            <text:span>詳細介紹</text:span>
                        </text:a>
                    </text:p>
        </text:list-item>
        <text:list-item>
          <text:p text:style-name="Normal">
                        <text:span>chmod +x 下載下來的.sh</text:span>
                    </text:p>
        </text:list-item>
        <text:list-item>
          <text:p text:style-name="Normal">
                        <text:span>./下載下來的.sh</text:span>
                    </text:p>
        </text:list-item>
      </text:list>
      <text:h text:style-name="Heading5" text:outline-level="5">
                <text:span>打開軟體(免費版的)</text:span>
            </text:h>
      <text:p text:style-name="Normal">
                <draw:frame text:anchor-type="paragraph" draw:z-index="0" draw:name="Image96" svg:width="16.67cm" svg:height="4.71cm">
                    <draw:image xlink:type="simple" xlink:show="embed" xlink:actuate="onLoad" xlink:href="Pictures/489bcfb6-01cf-4feb-8adc-29eaa3ae8e78.png"/>
                </draw:frame>
            </text:p>
      <text:h text:style-name="Heading5" text:outline-level="5">
                <text:span>點選NEXT</text:span>
            </text:h>
      <text:p text:style-name="Normal">
                <draw:frame text:anchor-type="paragraph" draw:z-index="0" draw:name="Image45" svg:width="16.67cm" svg:height="13.73cm">
                    <draw:image xlink:type="simple" xlink:show="embed" xlink:actuate="onLoad" xlink:href="Pictures/dff7f37a-af52-4e01-bacc-2f1eb931bc40.png"/>
                </draw:frame>
            </text:p>
      <text:h text:style-name="Heading5" text:outline-level="5">
                <text:span>點選START BRUP</text:span>
            </text:h>
      <text:p text:style-name="Normal">
                <draw:frame text:anchor-type="paragraph" draw:z-index="0" draw:name="Image40" svg:width="16.67cm" svg:height="13.74cm">
                    <draw:image xlink:type="simple" xlink:show="embed" xlink:actuate="onLoad" xlink:href="Pictures/0a4d460b-7d2b-4906-8f41-f44734d01a17.png"/>
                </draw:frame>
            </text:p>
      <text:h text:style-name="Heading5" text:outline-level="5">
                <text:span>等待</text:span>
            </text:h>
      <text:p text:style-name="Normal">
                <draw:frame text:anchor-type="paragraph" draw:z-index="0" draw:name="Image7" svg:width="16.67cm" svg:height="13.6cm">
                    <draw:image xlink:type="simple" xlink:show="embed" xlink:actuate="onLoad" xlink:href="Pictures/e713cfb4-0dfc-478e-bcc0-a40e6b3c9e1a.png"/>
                </draw:frame>
            </text:p>
      <text:h text:style-name="Heading5" text:outline-level="5">
                <text:span>成功開啟</text:span>
            </text:h>
      <text:p text:style-name="Normal"/>
      <text:h text:style-name="Heading4" text:outline-level="4">
                <text:span>PROXY</text:span>
            </text:h>
      <text:p text:style-name="Normal">
                <draw:frame text:anchor-type="paragraph" draw:z-index="0" draw:name="Image29" svg:width="16.67cm" svg:height="9.1cm">
                    <draw:image xlink:type="simple" xlink:show="embed" xlink:actuate="onLoad" xlink:href="Pictures/b833df1f-67a6-494b-bb59-15531f521a52.png"/>
                </draw:frame>
            </text:p>
      <text:p text:style-name="Normal">
                <draw:frame text:anchor-type="paragraph" draw:z-index="0" draw:name="Image53" svg:width="16.67cm" svg:height="9.36cm">
                    <draw:image xlink:type="simple" xlink:show="embed" xlink:actuate="onLoad" xlink:href="Pictures/38861ff6-0418-48c4-ab64-202cc5590b5c.png"/>
                </draw:frame>
            </text:p>
      <text:p text:style-name="Normal"/>
      <text:p text:style-name="Normal">
                <draw:frame text:anchor-type="paragraph" draw:z-index="0" draw:name="Image85" svg:width="16.67cm" svg:height="14.81cm">
                    <draw:image xlink:type="simple" xlink:show="embed" xlink:actuate="onLoad" xlink:href="Pictures/79398abd-40e1-40a3-8c79-92a5091b0ce5.png"/>
                </draw:frame>
            </text:p>
      <text:p text:style-name="Normal">
                <draw:frame text:anchor-type="paragraph" draw:z-index="0" draw:name="Image64" svg:width="16.67cm" svg:height="10.25cm">
                    <draw:image xlink:type="simple" xlink:show="embed" xlink:actuate="onLoad" xlink:href="Pictures/98e9e3f0-147a-4077-8415-50baa8f9a2a9.png"/>
                </draw:frame>
            </text:p>
      <text:h text:style-name="Heading4" text:outline-level="4">
                <text:span>Firefox options</text:span>
            </text:h>
      <text:p text:style-name="Normal">
                <draw:frame text:anchor-type="paragraph" draw:z-index="0" draw:name="Image41" svg:width="16.67cm" svg:height="12.72cm">
                    <draw:image xlink:type="simple" xlink:show="embed" xlink:actuate="onLoad" xlink:href="Pictures/ae521533-cb20-4224-ad13-821b2f699a14.png"/>
                </draw:frame>
            </text:p>
      <text:p text:style-name="Normal">
                <draw:frame text:anchor-type="paragraph" draw:z-index="0" draw:name="Image29" svg:width="16.67cm" svg:height="4.93cm">
                    <draw:image xlink:type="simple" xlink:show="embed" xlink:actuate="onLoad" xlink:href="Pictures/1b0b61be-1e59-47e4-b3f6-a5aca4b0138d.png"/>
                </draw:frame>
            </text:p>
      <text:p text:style-name="Normal">
                <draw:frame text:anchor-type="paragraph" draw:z-index="0" draw:name="Image88" svg:width="16.67cm" svg:height="15.47cm">
                    <draw:image xlink:type="simple" xlink:show="embed" xlink:actuate="onLoad" xlink:href="Pictures/caf77a2d-8668-416d-9c95-8a715c540b72.png"/>
                </draw:frame>
            </text:p>
      <text:h text:style-name="Heading5" text:outline-level="5">
                <text:span>軟體設定</text:span>
            </text:h>
      <text:p text:style-name="Normal">
                <draw:frame text:anchor-type="paragraph" draw:z-index="0" draw:name="Image18" svg:width="16.67cm" svg:height="7.1cm">
                    <draw:image xlink:type="simple" xlink:show="embed" xlink:actuate="onLoad" xlink:href="Pictures/052de0fd-f911-46f7-b024-3f983c7b7c81.png"/>
                </draw:frame>
            </text:p>
      <text:p text:style-name="Normal">
                <draw:frame text:anchor-type="paragraph" draw:z-index="0" draw:name="Image74" svg:width="16.67cm" svg:height="17.93cm">
                    <draw:image xlink:type="simple" xlink:show="embed" xlink:actuate="onLoad" xlink:href="Pictures/b7e69d41-58df-4710-8250-3461a970ee0b.png"/>
                </draw:frame>
            </text:p>
      <text:p text:style-name="Normal">
                <draw:frame text:anchor-type="paragraph" draw:z-index="0" draw:name="Image62" svg:width="16.67cm" svg:height="17.92cm">
                    <draw:image xlink:type="simple" xlink:show="embed" xlink:actuate="onLoad" xlink:href="Pictures/949399db-06b1-4549-8d02-faa700ce4981.png"/>
                </draw:frame>
            </text:p>
      <text:p text:style-name="Normal">
                <draw:frame text:anchor-type="paragraph" draw:z-index="0" draw:name="Image54" svg:width="16.67cm" svg:height="17.86cm">
                    <draw:image xlink:type="simple" xlink:show="embed" xlink:actuate="onLoad" xlink:href="Pictures/3768e50a-623c-430d-840e-59c48c8f40b0.png"/>
                </draw:frame>
            </text:p>
      <text:p text:style-name="Normal">
                <draw:frame text:anchor-type="paragraph" draw:z-index="0" draw:name="Image48" svg:width="16.67cm" svg:height="9.72cm">
                    <draw:image xlink:type="simple" xlink:show="embed" xlink:actuate="onLoad" xlink:href="Pictures/a7d5df9a-96c7-4411-acec-8e5ac6c67e2b.png"/>
                </draw:frame>
            </text:p>
      <text:p text:style-name="Normal">
                <draw:frame text:anchor-type="paragraph" draw:z-index="0" draw:name="Image85" svg:width="16.67cm" svg:height="10.56cm">
                    <draw:image xlink:type="simple" xlink:show="embed" xlink:actuate="onLoad" xlink:href="Pictures/3d7f1603-b2fe-4d5b-a4c3-618252db5fd9.png"/>
                </draw:frame>
            </text:p>
      <text:p text:style-name="Normal">
                <draw:frame text:anchor-type="paragraph" draw:z-index="0" draw:name="Image4" svg:width="16.67cm" svg:height="7.93cm">
                    <draw:image xlink:type="simple" xlink:show="embed" xlink:actuate="onLoad" xlink:href="Pictures/714638e5-f56b-430a-998c-ed3f618f513d.png"/>
                </draw:frame>
            </text:p>
      <text:p text:style-name="Normal">
                <draw:frame text:anchor-type="paragraph" draw:z-index="0" draw:name="Image91" svg:width="16.67cm" svg:height="7.66cm">
                    <draw:image xlink:type="simple" xlink:show="embed" xlink:actuate="onLoad" xlink:href="Pictures/8fd90035-8052-4958-b4bb-883a72c8f8fa.png"/>
                </draw:frame>
            </text:p>
      <text:p text:style-name="Normal">
                <draw:frame text:anchor-type="paragraph" draw:z-index="0" draw:name="Image10" svg:width="16.67cm" svg:height="9.66cm">
                    <draw:image xlink:type="simple" xlink:show="embed" xlink:actuate="onLoad" xlink:href="Pictures/fd1a0e6f-df5f-4dd5-a532-c417dd49a155.png"/>
                </draw:frame>
            </text:p>
      <text:p text:style-name="Normal">
                <draw:frame text:anchor-type="paragraph" draw:z-index="0" draw:name="Image49" svg:width="16.67cm" svg:height="9.06cm">
                    <draw:image xlink:type="simple" xlink:show="embed" xlink:actuate="onLoad" xlink:href="Pictures/1b649c90-4737-4b61-90f6-17316742ead0.png"/>
                </draw:frame>
            </text:p>
      <text:h text:style-name="Heading3" text:outline-level="3">
                <text:span>Command Injection</text:span>
            </text:h>
      <text:p text:style-name="Normal">
                <draw:frame text:anchor-type="paragraph" draw:z-index="0" draw:name="Image20" svg:width="16.67cm" svg:height="12.35cm">
                    <draw:image xlink:type="simple" xlink:show="embed" xlink:actuate="onLoad" xlink:href="Pictures/75c6795c-4afb-421b-8ab6-bf4458196dbb.png"/>
                </draw:frame>
            </text:p>
      <text:h text:style-name="Heading4" text:outline-level="4">
                <text:span>PING</text:span>
            </text:h>
      <text:list>
        <text:list-item>
          <text:p text:style-name="Normal">
                        <text:span>網路基本判斷指令</text:span>
                    </text:p>
        </text:list-item>
        <text:list-item>
          <text:p text:style-name="Normal">
                        <text:span>ping IP</text:span>
                    </text:p>
        </text:list-item>
        <text:list-item>
          <text:p text:style-name="Normal">
                        <text:span>簡單說，就是由執行 ping 的主機送出資料給另一主機，並等待其回應，以檢查兩台主機間之網路狀況的工具。</text:span>
                    </text:p>
        </text:list-item>
      </text:list>
      <text:h text:style-name="Heading4" text:outline-level="4">
                <text:span>複習Linux指令</text:span>
                <text:span>指令</text:span>
                <text:span>說明</text:span>
                <text:span>ls</text:span>
                <text:span>列出目錄目前檔案</text:span>
                <text:span>mkdir</text:span>
                <text:span>建立資料</text:span>
                <text:span>cd</text:span>
                <text:span>切換目錄</text:span>
                <text:span>pwd</text:span>
                <text:span>顯示目前所在目錄</text:span>
                <text:span>cat</text:span>
                <text:span>檔案內容列出</text:span>
            </text:h>
      <text:h text:style-name="Heading4" text:outline-level="4">
                <text:span>機敏資料的所在地</text:span>
            </text:h>
      <text:p text:style-name="Normal">
                <draw:frame text:anchor-type="paragraph" draw:z-index="0" draw:name="Image0" svg:width="16.67cm" svg:height="4.42cm">
                    <draw:image xlink:type="simple" xlink:show="embed" xlink:actuate="onLoad" xlink:href="Pictures/f9cf1d0f-6999-471a-88cc-0f13afc03d78.png"/>
                </draw:frame>
            </text:p>
      <text:p text:style-name="Normal">
                <draw:frame text:anchor-type="paragraph" draw:z-index="0" draw:name="Image89" svg:width="16.67cm" svg:height="4.26cm">
                    <draw:image xlink:type="simple" xlink:show="embed" xlink:actuate="onLoad" xlink:href="Pictures/6c192a93-e309-4026-a853-6d0b71763307.png"/>
                </draw:frame>
            </text:p>
      <text:h text:style-name="Heading4" text:outline-level="4">
                <text:span>正常使用方式</text:span>
            </text:h>
      <text:p text:style-name="Normal">
                <draw:frame text:anchor-type="paragraph" draw:z-index="0" draw:name="Image63" svg:width="16.67cm" svg:height="10.12cm">
                    <draw:image xlink:type="simple" xlink:show="embed" xlink:actuate="onLoad" xlink:href="Pictures/0a45f331-cbd8-4b23-b55a-f38f1c68e93b.png"/>
                </draw:frame>
            </text:p>
      <text:h text:style-name="Heading4" text:outline-level="4">
                <text:span>右下角有原始碼可以看</text:span>
            </text:h>
      <text:p text:style-name="Normal">
                <text:span>&lt;?php 

if( isset( $_POST[ 'Submit' ]  ) ) { 
    // 得到輸入
    $target = $_REQUEST[ 'ip' ]; 

    // Determine OS and execute the ping command. 
    if( stristr( php_uname( 's' ), 'Windows NT' ) ) { 
        // 如果是Windows系統
        $cmd = shell_exec( 'ping  ' . $target ); 
    } 
    else { 
        // Unix 
        $cmd = shell_exec( 'ping  -c 4 ' . $target ); 
    } 

    // 將cmd的內容直接吐回去前端
    echo "&lt;pre&gt;{$cmd}&lt;/pre&gt;"; 
} 

?&gt; 
</text:span>
            </text:p>
      <text:h text:style-name="Heading4" text:outline-level="4">
                <text:span>重要函式</text:span>
            </text:h>
      <text:list>
        <text:list-item>
          <text:p text:style-name="Normal">
                        <text:span>stristr(string,search,before_search)</text:span>
                    </text:p>
        </text:list-item>
        <text:list-item>
          <text:p text:style-name="Normal">
                        <text:span>php_uname(mode)</text:span>
                    </text:p>
        </text:list-item>
      </text:list>
      <text:h text:style-name="Heading4" text:outline-level="4">
                <text:span>發現可以沒有輸入內容判斷</text:span>
            </text:h>
      <text:list>
        <text:list-item>
          <text:p text:style-name="Normal">
                        <text:span>Linux指令可以一行多命令
</text:span>
                    </text:p>
          <text:list>
            <text:list-item>
              <text:p text:style-name="Normal">
                                <text:span>試試看pipe </text:span>
                                <text:span>|</text:span>
                            </text:p>
            </text:list-item>
          </text:list>
        </text:list-item>
      </text:list>
      <text:p text:style-name="Normal">
                <draw:frame text:anchor-type="paragraph" draw:z-index="0" draw:name="Image26" svg:width="16.67cm" svg:height="5.11cm">
                    <draw:image xlink:type="simple" xlink:show="embed" xlink:actuate="onLoad" xlink:href="Pictures/93add3cc-81aa-4236-8b5b-bbe6aebc628b.png"/>
                </draw:frame>
            </text:p>
      <text:h text:style-name="Heading4" text:outline-level="4">
                <text:span>比較 | &amp;&amp; || ;</text:span>
            </text:h>
      <text:list>
        <text:list-item>
          <text:p text:style-name="Normal">
                        <text:span>&amp;&amp;
</text:span>
                    </text:p>
          <text:list>
            <text:list-item>
              <text:p text:style-name="Normal">
                                <text:span>(第2條命令只有在第1條命令成功執行之後才執行。)</text:span>
                            </text:p>
            </text:list-item>
          </text:list>
        </text:list-item>
        <text:list-item>
          <text:p text:style-name="Normal">
                        <text:span>||
</text:span>
                    </text:p>
          <text:list>
            <text:list-item>
              <text:p text:style-name="Normal">
                                <text:span>(只有||前的命令執行不成功時，才執行後面的命令。)</text:span>
                            </text:p>
            </text:list-item>
          </text:list>
        </text:list-item>
        <text:list-item>
          <text:p text:style-name="Normal">
                        <text:span>;
</text:span>
                    </text:p>
          <text:list>
            <text:list-item>
              <text:p text:style-name="Normal">
                                <text:span>(順序執行多條命令，當;號前的命令執行完（不管是否執行成功），才執行;後的命令)</text:span>
                            </text:p>
            </text:list-item>
          </text:list>
        </text:list-item>
      </text:list>
      <text:h text:style-name="Heading4" text:outline-level="4">
                <text:span>Payload</text:span>
            </text:h>
      <text:p text:style-name="Normal">
                <text:span>127.0.0.1

127.0.0.1 ; ifconfig

127.0.0.1 ; ls

127.0.0.1 ; cd 

127.0.0.1 ; cd  /var/www
 
127.0.0.1 ; cat index.php

127.0.0.1 ; cat /etc/passwd 
</text:span>
            </text:p>
      <text:p text:style-name="Normal"/>
      <text:h text:style-name="Heading4" text:outline-level="4">
                <text:span>撰寫程式時危險的API-1</text:span>
            </text:h>
      <text:list>
        <text:list-item>
          <text:p text:style-name="Normal">
                        <text:a xlink:type="simple" xlink:href="https://www.owasp.org/index.php/Testing_for_Command_Injection_(OTG-INPVAL-013)">
                            <text:span>如何測試一個網站有Command Injection弱點</text:span>
                        </text:a>
                    </text:p>
        </text:list-item>
        <text:list-item>
          <text:p text:style-name="Normal">
                        <text:span>找到原始碼開始Code review</text:span>
                    </text:p>
          <text:list>
            <text:list-item>
              <text:p text:style-name="Normal">
                                <text:span>Python
</text:span>
                            </text:p>
              <text:list>
                <text:list-item>
                  <text:p text:style-name="Normal">
                                        <text:span>exec</text:span>
                                    </text:p>
                </text:list-item>
                <text:list-item>
                  <text:p text:style-name="Normal">
                                        <text:span>eval</text:span>
                                    </text:p>
                </text:list-item>
                <text:list-item>
                  <text:p text:style-name="Normal">
                                        <text:span>os.system</text:span>
                                    </text:p>
                </text:list-item>
                <text:list-item>
                  <text:p text:style-name="Normal">
                                        <text:span>os.popen</text:span>
                                    </text:p>
                </text:list-item>
                <text:list-item>
                  <text:p text:style-name="Normal">
                                        <text:span>subprocess.popen</text:span>
                                    </text:p>
                </text:list-item>
                <text:list-item>
                  <text:p text:style-name="Normal">
                                        <text:span>subprocess.call</text:span>
                                    </text:p>
                </text:list-item>
              </text:list>
            </text:list-item>
          </text:list>
        </text:list-item>
      </text:list>
      <text:h text:style-name="Heading4" text:outline-level="4">
                <text:span>撰寫程式時危險的API-2</text:span>
            </text:h>
      <text:list>
        <text:list-item>
          <text:p text:style-name="Normal">
                        <text:span>找到原始碼開始Code review
</text:span>
                    </text:p>
          <text:list>
            <text:list-item>
              <text:p text:style-name="Normal">
                                <text:span>PHP
</text:span>
                            </text:p>
              <text:list>
                <text:list-item>
                  <text:p text:style-name="Normal">
                                        <text:span>system</text:span>
                                    </text:p>
                </text:list-item>
                <text:list-item>
                  <text:p text:style-name="Normal">
                                        <text:span>shell_exec</text:span>
                                    </text:p>
                </text:list-item>
                <text:list-item>
                  <text:p text:style-name="Normal">
                                        <text:span>exec</text:span>
                                    </text:p>
                </text:list-item>
                <text:list-item>
                  <text:p text:style-name="Normal">
                                        <text:span>proc_open</text:span>
                                    </text:p>
                </text:list-item>
                <text:list-item>
                  <text:p text:style-name="Normal">
                                        <text:span>eval</text:span>
                                    </text:p>
                </text:list-item>
                <text:list-item>
                  <text:p text:style-name="Normal">
                                        <text:span>passthru</text:span>
                                    </text:p>
                </text:list-item>
                <text:list-item>
                  <text:p text:style-name="Normal">
                                        <text:span>proc_open</text:span>
                                    </text:p>
                </text:list-item>
                <text:list-item>
                  <text:p text:style-name="Normal">
                                        <text:span>expect_open</text:span>
                                    </text:p>
                </text:list-item>
                <text:list-item>
                  <text:p text:style-name="Normal">
                                        <text:span>ssh2_exec</text:span>
                                    </text:p>
                </text:list-item>
                <text:list-item>
                  <text:p text:style-name="Normal">
                                        <text:span>popen</text:span>
                                   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